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4"/>
    <style:style style:name="ce2" style:family="table-cell" style:parent-style-name="Default" style:data-style-name="N104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104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104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">
      <style:table-cell-properties fo:background-color="#ffcc99" style:text-align-source="fix" style:repeat-content="false" fo:wrap-option="no-wrap" fo:border="0.002cm solid #000000" style:vertical-align="automatic"/>
      <style:paragraph-properties fo:text-align="end"/>
      <style:text-properties fo:color="#000000"/>
    </style:style>
    <style:style style:name="ce6" style:family="table-cell" style:parent-style-name="Default" style:data-style-name="N104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">
      <style:table-cell-properties fo:background-color="#ffffcc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8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end" fo:margin-left="0cm"/>
      <style:text-properties fo:color="#000000"/>
    </style:style>
    <style:style style:name="ce9" style:family="table-cell" style:parent-style-name="Default" style:data-style-name="N105">
      <style:table-cell-properties fo:border="none" style:vertical-align="bottom"/>
      <style:text-properties style:font-name="Arial" fo:font-size="10pt"/>
    </style:style>
    <style:style style:name="ce10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start" fo:margin-left="0cm"/>
      <style:text-properties fo:color="#ff6633" fo:font-size="18pt" fo:font-weight="bold"/>
    </style:style>
    <style:style style:name="ce11" style:family="table-cell" style:parent-style-name="Default" style:data-style-name="N1">
      <style:table-cell-properties fo:background-color="#ffffff" fo:wrap-option="no-wrap" fo:border="0.002cm solid #000000" style:vertical-align="automatic"/>
      <style:text-properties fo:color="#000000"/>
    </style:style>
    <style:style style:name="ce12" style:family="table-cell" style:parent-style-name="Default" style:data-style-name="N104">
      <style:text-properties fo:font-weight="bold"/>
    </style:style>
    <style:style style:name="ce13" style:family="table-cell" style:parent-style-name="Default" style:data-style-name="N104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4" style:family="table-cell" style:parent-style-name="Default" style:data-style-name="N104">
      <style:table-cell-properties fo:wrap-option="no-wrap"/>
    </style:style>
    <style:style style:name="ce15" style:family="table-cell" style:parent-style-name="Default" style:data-style-name="N104">
      <style:table-cell-properties fo:background-color="#e6e6e6" fo:wrap-option="no-wrap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4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solid" style:text-underline-width="auto" style:text-underline-color="font-color"/>
    </style:style>
    <style:style style:name="ce18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  <style:style style:name="ce19" style:family="table-cell" style:parent-style-name="Default" style:data-style-name="N1">
      <style:table-cell-properties fo:background-color="#ffffff" style:text-align-source="fix" style:repeat-content="false" fo:wrap-option="no-wrap" fo:border="0.002cm solid #000000" style:vertical-align="automatic"/>
      <style:paragraph-properties fo:text-align="center"/>
      <style:text-properties fo:color="#000000" fo:font-style="italic"/>
    </style:style>
    <style:style style:name="ce20" style:family="table-cell" style:parent-style-name="Default" style:data-style-name="N104">
      <style:table-cell-properties fo:background-color="#cc6633" style:text-align-source="fix" style:repeat-content="false" fo:border="0.002cm solid #000000" style:vertical-align="middle"/>
      <style:paragraph-properties fo:text-align="center"/>
      <style:text-properties fo:color="#ffffff" style:text-underline-style="none"/>
    </style:style>
    <style:style style:name="ce21" style:family="table-cell" style:parent-style-name="Default" style:data-style-name="N1">
      <style:table-cell-properties fo:background-color="#e6e6e6" style:text-align-source="fix" style:repeat-content="false" fo:wrap-option="no-wrap" fo:border="0.002cm solid #000000" style:vertical-align="automatic"/>
      <style:paragraph-properties fo:text-align="center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5" table:number-columns-repeated="8" table:default-cell-style-name="ce18"/>
        <table:table-column table:style-name="co6" table:number-columns-repeated="8" table:default-cell-style-name="ce18"/>
        <table:table-column table:style-name="co7" table:default-cell-style-name="ce18"/>
        <table:table-column table:style-name="co6" table:number-columns-repeated="4" table:default-cell-style-name="ce18"/>
        <table:table-row table:style-name="ro1">
          <table:table-cell table:style-name="ce1" table:number-columns-repeated="26"/>
        </table:table-row>
        <table:table-row table:style-name="ro2">
          <table:table-cell table:style-name="ce1" table:number-columns-repeated="3"/>
          <table:table-cell table:style-name="ce10" office:value-type="string">
            <text:p>kune tools and functionality matrix</text:p>
          </table:table-cell>
          <table:table-cell table:style-name="Default" table:number-columns-repeated="3"/>
          <table:table-cell table:style-name="ce1" table:number-columns-repeated="19"/>
        </table:table-row>
        <table:table-row table:style-name="ro1">
          <table:table-cell table:style-name="ce1"/>
          <table:table-cell table:style-name="ce3" table:number-columns-repeated="25"/>
        </table:table-row>
        <table:table-row table:style-name="ro3">
          <table:table-cell/>
          <table:table-cell table:style-name="ce4" office:value-type="string">
            <text:p>tool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oken url [1]</text:p>
          </table:table-cell>
          <table:table-cell table:style-name="ce4" office:value-type="string">
            <text:p>db table</text:p>
          </table:table-cell>
          <table:table-cell table:style-name="ce17" office:value-type="string">
            <text:p>comments</text:p>
          </table:table-cell>
          <table:table-cell table:style-name="ce17" office:value-type="string">
            <text:p>comments over xmpp</text:p>
          </table:table-cell>
          <table:table-cell table:style-name="ce17" office:value-type="string">
            <text:p>rates</text:p>
          </table:table-cell>
          <table:table-cell table:style-name="ce17" office:value-type="string">
            <text:p>revisions</text:p>
          </table:table-cell>
          <table:table-cell table:style-name="ce4" office:value-type="string">
            <text:p>authors</text:p>
          </table:table-cell>
          <table:table-cell table:style-name="ce17" office:value-type="string">
            <text:p>publication auth/deny</text:p>
          </table:table-cell>
          <table:table-cell table:style-name="ce4" office:value-type="string">
            <text:p>publish date</text:p>
          </table:table-cell>
          <table:table-cell table:style-name="ce17" office:value-type="string">
            <text:p>tagable</text:p>
          </table:table-cell>
          <table:table-cell table:style-name="ce17" office:value-type="string">
            <text:p>dragable</text:p>
          </table:table-cell>
          <table:table-cell table:style-name="ce17" office:value-type="string">
            <text:p>dropable</text:p>
          </table:table-cell>
          <table:table-cell table:style-name="ce4" office:value-type="string">
            <text:p>acl [3]</text:p>
          </table:table-cell>
          <table:table-cell table:style-name="ce17" office:value-type="string">
            <text:p>rename-able</text:p>
          </table:table-cell>
          <table:table-cell table:style-name="ce17" office:value-type="string">
            <text:p>translatable</text:p>
          </table:table-cell>
          <table:table-cell table:style-name="ce17" office:value-type="string">
            <text:p>email subscription</text:p>
          </table:table-cell>
          <table:table-cell table:style-name="ce17" office:value-type="string">
            <text:p>xmpp notifications</text:p>
          </table:table-cell>
          <table:table-cell table:style-name="ce4" office:value-type="string">
            <text:p>indexed</text:p>
          </table:table-cell>
          <table:table-cell table:style-name="ce17" office:value-type="string">
            <text:p>can be homepage</text:p>
          </table:table-cell>
          <table:table-cell table:style-name="ce17" office:value-type="string">
            <text:p>licensable</text:p>
          </table:table-cell>
          <table:table-cell table:style-name="ce20" office:value-type="string">
            <text:p>content viewer</text:p>
          </table:table-cell>
          <table:table-cell table:style-name="ce20" office:value-type="string">
            <text:p>context viewer</text:p>
          </table:table-cell>
          <table:table-cell table:style-name="ce4"/>
        </table:table-row>
        <table:table-row table:style-name="ro4">
          <table:table-cell/>
          <table:table-cell office:value-type="string">
            <text:p>documents</text:p>
          </table:table-cell>
          <table:table-cell office:value-type="string">
            <text:p>doc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7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folder</text:p>
          </table:table-cell>
          <table:table-cell office:value-type="string">
            <text:p>g.docs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office:value-type="string">
            <text:p>in future [2]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uploadedfile</text:p>
          </table:table-cell>
          <table:table-cell office:value-type="string">
            <text:p>g.docs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4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wiki</text:p>
          </table:table-cell>
          <table:table-cell office:value-type="string">
            <text:p>wikipage</text:p>
          </table:table-cell>
          <table:table-cell office:value-type="string">
            <text:p>g.wiki.x.y</text:p>
          </table:table-cell>
          <table:table-cell office:value-type="string">
            <text:p>content</text:p>
          </table:table-cell>
          <table:table-cell table:number-columns-repeated="5"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9" office:value-type="string">
            <text:p>rwcd-rwc-rwc</text:p>
          </table:table-cell>
          <table:table-cell table:number-columns-repeated="7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wikifolder</text:p>
          </table:table-cell>
          <table:table-cell office:value-type="string">
            <text:p>g.wiki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table:style-name="ce19" office:value-type="string">
            <text:p>rwcd-rwc-rwc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gallery</text:p>
          </table:table-cell>
          <table:table-cell office:value-type="string">
            <text:p>uploadedfile</text:p>
          </table:table-cell>
          <table:table-cell office:value-type="string">
            <text:p>g.gallery.x.y</text:p>
          </table:table-cell>
          <table:table-cell office:value-type="string">
            <text:p>content</text:p>
          </table:table-cell>
          <table:table-cell table:number-columns-repeated="9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 future [2]</text:p>
          </table:table-cell>
          <table:table-cell table:number-columns-repeated="4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galleryfolder</text:p>
          </table:table-cell>
          <table:table-cell office:value-type="string">
            <text:p>g.gallery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yes</text:p>
          </table:table-cell>
          <table:table-cell office:value-type="string">
            <text:p>in future [2]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blogs</text:p>
          </table:table-cell>
          <table:table-cell office:value-type="string">
            <text:p>post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table:number-columns-repeated="8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uploadedfile</text:p>
          </table:table-cell>
          <table:table-cell office:value-type="string">
            <text:p>g.blog.x.y</text:p>
          </table:table-cell>
          <table:table-cell office:value-type="string">
            <text:p>content</text:p>
          </table:table-cell>
          <table:table-cell table:number-columns-repeated="8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log</text:p>
          </table:table-cell>
          <table:table-cell office:value-type="string">
            <text:p>g.blog.x</text:p>
          </table:table-cell>
          <table:table-cell office:value-type="string">
            <text:p>container</text:p>
          </table:table-cell>
          <table:table-cell table:number-columns-repeated="2" office:value-type="string">
            <text:p>no</text:p>
          </table:table-cell>
          <table:table-cell office:value-type="string">
            <text:p>aggregation</text:p>
          </table:table-cell>
          <table:table-cell table:number-columns-repeated="4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only title</text:p>
          </table:table-cell>
          <table:table-cell table:number-columns-repeated="2" office:value-type="string">
            <text:p>yes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forums</text:p>
          </table:table-cell>
          <table:table-cell table:style-name="ce8" office:value-type="string">
            <text:p>post</text:p>
          </table:table-cell>
          <table:table-cell office:value-type="string">
            <text:p>g.forum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oderate?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c-r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table:style-name="ce21" office:value-type="string">
            <text:p>ctcPagin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forum</text:p>
          </table:table-cell>
          <table:table-cell office:value-type="string">
            <text:p>g.forum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aggregation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yes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table:style-name="ce21" office:value-type="string">
            <text:p>ctcPaginator</text:p>
          </table:table-cell>
          <table:table-cell/>
        </table:table-row>
        <table:table-row table:style-name="ro4">
          <table:table-cell/>
          <table:table-cell office:value-type="string">
            <text:p>chat rooms</text:p>
          </table:table-cell>
          <table:table-cell office:value-type="string">
            <text:p>room</text:p>
          </table:table-cell>
          <table:table-cell office:value-type="string">
            <text:p>g.chat.x</text:p>
          </table:table-cell>
          <table:table-cell office:value-type="string">
            <text:p>container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only title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roomhistory</text:p>
          </table:table-cell>
          <table:table-cell office:value-type="string">
            <text:p>g.chat.x.y</text:p>
          </table:table-cell>
          <table:table-cell office:value-type="string">
            <text:p>content</text:p>
          </table:table-cell>
          <table:table-cell table:number-columns-repeated="7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9" office:value-type="string">
            <text:p>rcd-r-r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docDefault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/>
          <table:table-cell office:value-type="string">
            <text:p>calendars</text:p>
          </table:table-cell>
          <table:table-cell table:style-name="ce8" office:value-type="string">
            <text:p>event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t now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todo</text:p>
          </table:table-cell>
          <table:table-cell office:value-type="string">
            <text:p>g.cal.x.y</text:p>
          </table:table-cell>
          <table:table-cell office:value-type="string">
            <text:p>conte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in future [2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group default</text:p>
          </table:table-cell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number-columns-repeated="2"/>
          <table:table-cell table:style-name="ce8" office:value-type="string">
            <text:p>calendar</text:p>
          </table:table-cell>
          <table:table-cell office:value-type="string">
            <text:p>g.cal.x</text:p>
          </table:table-cell>
          <table:table-cell office:value-type="string">
            <text:p>container</text:p>
          </table:table-cell>
          <table:table-cell office:value-type="string">
            <text:p>........</text:p>
          </table:table-cell>
          <table:table-cell table:number-columns-repeated="17"/>
          <table:table-cell office:value-type="string">
            <text:p>own</text:p>
          </table:table-cell>
          <table:table-cell office:value-type="string">
            <text:p>ctxNavigator</text:p>
          </table:table-cell>
          <table:table-cell/>
        </table:table-row>
        <table:table-row table:style-name="ro4">
          <table:table-cell table:style-name="ce1"/>
          <table:table-cell table:style-name="ce6" table:number-columns-repeated="25"/>
        </table:table-row>
        <table:table-row table:style-name="ro4">
          <table:table-cell table:style-name="ce1"/>
          <table:table-cell table:style-name="Default" table:number-columns-repeated="2"/>
          <table:table-cell table:style-name="ce12" office:value-type="string">
            <text:p>NOTES</text:p>
          </table:table-cell>
          <table:table-cell table:style-name="ce1" table:number-columns-repeated="22"/>
        </table:table-row>
        <table:table-row table:style-name="ro5">
          <table:table-cell table:style-name="ce1"/>
          <table:table-cell table:style-name="Default"/>
          <table:table-cell table:style-name="ce9"/>
          <table:table-cell table:style-name="ce13" office:value-type="string">
            <text:p>[1] g: group shortname, public url: g.sitename.domain/tool.x.y ; workspace url: sitename.domain/g.tool.x.y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2] looking for a easy way to represent in UI without usability issues, meanwhile rwcd-rwc-r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[3] admins-editors-viewers (r: read, w: write, c: create, d: delete) in cursive fixed acls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4" office:value-type="string">
            <text:p><text:span text:style-name="T1">underline</text:span> functionality have a content type_id register</text:p>
          </table:table-cell>
          <table:table-cell table:style-name="Default" table:number-columns-repeated="6"/>
          <table:table-cell table:style-name="ce1" table:number-columns-repeated="16"/>
        </table:table-row>
        <table:table-row table:style-name="ro4">
          <table:table-cell table:style-name="ce1"/>
          <table:table-cell table:style-name="Default"/>
          <table:table-cell table:style-name="ce9"/>
          <table:table-cell table:style-name="ce15" office:value-type="string">
            <text:p>In grey, tools/functionality not yet or totally developed</text:p>
          </table:table-cell>
          <table:table-cell table:style-name="ce16" table:number-columns-repeated="4"/>
          <table:table-cell table:style-name="Default" table:number-columns-repeated="2"/>
          <table:table-cell table:style-name="ce1" table:number-columns-repeated="16"/>
        </table:table-row>
      </table:table>
      <table:table table:name="Hoja2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oja3" table:style-name="ta1">
        <table:table-column table:style-name="co6" table:default-cell-style-name="Default"/>
        <table:table-column table:style-name="co9" table:number-columns-repeated="4" table:default-cell-style-name="Default"/>
        <table:table-row table:style-name="ro4">
          <table:table-cell table:style-name="ce1"/>
          <table:table-cell table:number-columns-repeated="4"/>
        </table:table-row>
        <table:table-row table:style-name="ro4" table:number-rows-repeated="8">
          <table:table-cell table:number-columns-repeated="5"/>
        </table:table-row>
        <table:table-row table:style-name="ro4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number number:decimal-places="2" number:min-integer-digits="1" number:decimal-replacement=""/>
    </number:number-style>
    <number:number-style style:name="N105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2">12/11/2008</text:date>, <text:time>16:3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vjrj</dc:creator>
    <dc:date>2008-11-12T16:32:12</dc:date>
    <meta:editing-cycles>8</meta:editing-cycles>
    <meta:editing-duration>PT43M1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412"/>
  </office:meta>
</office:document-meta>
</file>